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Escrever um programa que lê um determinado valor positivo e calcula seu dobro.</text:p>
      <text:p text:style-name="Standard"/>
      <text:p text:style-name="P1">2) Escreva um programa que leia dois números em ponto flutuante e imprima a soma desses números.</text:p>
      <text:p text:style-name="Standard"/>
      <text:p text:style-name="Standard">3) Escreva um programa que leia um inteiro, calcule e imprima o quadrado no número lido.</text:p>
      <text:p text:style-name="Standard"/>
      <text:p text:style-name="Standard">4) Escreva um programa que leia três números em ponto flutuante e imprima a média aritmética entre eles.</text:p>
      <text:p text:style-name="Standard"/>
      <text:p text:style-name="Standard">5) Escreva um programa que inicialize uma variável com o dia de hoje, outra com o mês e outra com o ano e imprima a data na tela no formato “dd/mm/aaaa”.</text:p>
      <text:p text:style-name="Standard"/>
      <text:p text:style-name="Standard">6) Escreva um programa que leia a altura e o raio de um cilindro circular e imprima o volume do mesmo, segundo a fórmula: V = pi.raio².altura -&gt;obs: Imprima o volume com uma precisão de duas casas decimais.</text:p>
      <text:p text:style-name="Standard"/>
      <text:p text:style-name="Standard">7) Faca um programa que converta uma medida de temperatura de Fahrenheit para Celsius. A partir da fórmula de conversão de Celsius para Fahrenheit, que é C = (5/9 (F-32)) , deduza a fórmula para a conversão de Fahrenheit para Celsius para que você possa resolver o problema.</text:p>
      <text:p text:style-name="Standard"/>
      <text:p text:style-name="Standard">8) Escrever um programa em C que lê 3 valores reais a, b e c e calcula:</text:p>
      <text:p text:style-name="Standard"><text:s text:c="2"/>a) a área do triângulo que tem a por base e b por altura.</text:p>
      <text:p text:style-name="Standard"><text:s text:c="2"/>b) a área do círculo de raio c.</text:p>
      <text:p text:style-name="Standard"><text:s text:c="2"/>c) a área do trapézio que tem a e b por bases e c por altura.</text:p>
      <text:p text:style-name="Standard"><text:s text:c="2"/>d) a área do quadrado de lado b.</text:p>
      <text:p text:style-name="Standard"><text:s text:c="2"/>e) a área do retângulo de lados a e b.</text:p>
      <text:p text:style-name="Standard"/>
      <text:p text:style-name="Standard">9) Escreva um programa leia uma quantidade de tempo dada em horas, minutos e segundos e converta para um número equivalente em segundos.</text:p>
      <text:p text:style-name="Standard"/>
      <text:p text:style-name="Standard">10) Uma firma contrata um encanador a R$ 20,00 por dia. Escreva um programa que leia o número de dias trabalhados pelo encanador e imprima a quantia líquida que deverá ser paga, sabendo-se que são descontados 8% para o imposto de renda.</text:p>
      <text:p text:style-name="Standard"/>
      <text:p text:style-name="Standard">11) Uma companhia telefônica opera com a seguinte tarifa: uma chamada telefônica com duração de 3 minutos custa R$ 1,15. Cada minuto adicional custa R$ 0,26. Escreva um programa que leia a duração total de uma chamada (em minutos) e calcule o total a ser pago.</text:p>
      <text:p text:style-name="Standard"/>
      <text:p text:style-name="Standard">12) Em uma empresa os funcionários renovam o contrato por três anos. O salário sofrerá um reajuste de 7%, 6% e 5%, respectivamente, nos próximos três anos. Escreva um programa que leia o salário mensal atual do funcionário, e então, imprima o salário mensal para cada um dos três próximos anos.</text:p>
      <text:p text:style-name="Standard"/>
      <text:p text:style-name="Standard">13) Faça um programa que peça ao usuário a quilometragem atual, a quilometragem anterior, a quantidade de litros consumida e informe a taxa de consumo (quilômetros por hora) de um automóvel.</text:p>
      <text:p text:style-name="Standard"/>
      <text:p text:style-name="Standard">14) Faça um programa que peça ao usuário os tamanhos dos catetos de um triângulo retângulo e mostre na tela o valor de sua hipotenusa.</text:p>
      <text:p text:style-name="Standard"/>
      <text:p text:style-name="Standard"><text:soft-page-break/>15) No país de Brasilândia a moeda nacional é a merreca (M$). Sabe-se que sistema monetário de Brasilândia só utiliza moedas, não utiliza cédulas, e que os valores dos diferentes tipos de moeda são os seguintes:</text:p>
      <text:p text:style-name="Standard">Valor (M$) Descrição</text:p>
      <text:p text:style-name="Standard"><text:s text:c="4"/>1,00 <text:s text:c="3"/>| <text:s text:c="2"/>Moeda de uma merreca</text:p>
      <text:p text:style-name="Standard"><text:s text:c="4"/>5,00 <text:s text:c="3"/>| <text:s text:c="2"/>Moeda de cinco merrecas</text:p>
      <text:p text:style-name="Standard"><text:s text:c="4"/>10,00 <text:s text:c="2"/>| <text:s text:c="2"/>Moeda de dez merrecas</text:p>
      <text:p text:style-name="Standard"><text:s text:c="4"/>50,00 <text:s text:c="2"/>| <text:s text:c="2"/>Moeda de cinqüenta merrecas</text:p>
      <text:p text:style-name="Standard"><text:s text:c="4"/>100,00 <text:s/>| <text:s text:c="2"/>Moeda de cem merrecas</text:p>
      <text:p text:style-name="Standard"/>
      <text:p text:style-name="Standard">Devido ao acúmulo de moedas por parte dos brasilândios, o Governo resolveu abrir uma concorrência internacional para o desenvolvimento de um software, escrito em linguagem C. Dado um valor em merreca, o programa deve calcular qual o número mínimo de moedas necessárias para perfazer o valor especificado.</text:p>
      <text:p text:style-name="Standard"/>
      <text:p text:style-name="Standard">Exemplo: Se o valor for M$ 187,00, a saída de programa deve ser:</text:p>
      <text:p text:style-name="Standard"/>
      <text:p text:style-name="Standard"><text:s text:c="4"/>1 moeda(s) de M$ 100,00</text:p>
      <text:p text:style-name="Standard"><text:s text:c="4"/>1 moeda(s) de M$ 50,00</text:p>
      <text:p text:style-name="Standard"><text:s text:c="4"/>3 moeda(s) de M$ 10,00</text:p>
      <text:p text:style-name="Standard"><text:s text:c="4"/>1 moeda(s) de M$ 5,00</text:p>
      <text:p text:style-name="Standard"><text:s text:c="4"/>2 moeda(s) de M$ 1,00</text:p>
      <text:p text:style-name="Standard"/>
      <text:p text:style-name="Standard"/>
      <text:p text:style-name="Standard"/>
      <text:p text:style-name="Standard">https://www.arquivodecodigos.com.br/dicas_truques_categoria2.php?linguagem=72&amp;categoria1=41&amp;categoria2=41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9:53:01.660939874</meta:creation-date>
    <dc:date>2024-04-13T20:21:23.761284596</dc:date>
    <meta:editing-duration>PT28M2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630" meta:character-count="3578" meta:non-whitespace-character-count="2913"/>
  </office:meta>
</office:document-meta>
</file>